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fo:font-size="12pt" fo:font-weight="bold" officeooo:rsid="000c13c3" officeooo:paragraph-rsid="000c13c3" style:font-size-asian="12pt" style:font-weight-asian="bold" style:font-size-complex="12pt" style:font-weight-complex="bold"/>
    </style:style>
    <style:style style:name="T1" style:family="text">
      <style:text-properties officeooo:rsid="000dc476"/>
    </style:style>
    <style:style style:name="T2" style:family="text">
      <style:text-properties fo:color="#c9211e" loext:opacity="100%"/>
    </style:style>
    <style:style style:name="T3" style:family="text">
      <style:text-properties officeooo:rsid="0010621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 text:is-list-header="true"><text:span text:style-name="T3">1.- </text:span>Read the e-mail to a database designer containing for a database and answer the questions.</text:h>
      <text:p text:style-name="Text_20_body"/>
      <text:list text:style-name="L1">
        <text:list-item>
          <text:p text:style-name="P1">What kind of database does Liz want Mr Walters to build?<text:line-break/><text:span text:style-name="T2">Relational database.</text:span></text:p>
        </text:list-item>
        <text:list-item>
          <text:p text:style-name="P1">What kind of information must it contain?<text:line-break/><text:span text:style-name="T2">Information regarding product types, quotes to customers and sales figures.</text:span></text:p>
        </text:list-item>
        <text:list-item>
          <text:p text:style-name="P1">What does Liz say about accessing information?<text:line-break/><text:span text:style-name="T2">It must be easy and fast to access information, and we must also be able to cross-reference customers and products.</text:span></text:p>
        </text:list-item>
        <text:list-item>
          <text:p text:style-name="P1">What did Liz forget to ask Mr Walters when they discussed the database on the phone?<text:line-break/><text:span text:style-name="T2">Include a feature that allows us to obtain a customer profile based on all previous inquiries, quotes, sales and complaints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3:59:58.796558618</meta:creation-date>
    <dc:date>2023-10-08T14:17:38.358017214</dc:date>
    <meta:editing-duration>PT6M28S</meta:editing-duration>
    <meta:editing-cycles>2</meta:editing-cycles>
    <meta:generator>LibreOffice/7.6.2.1$Linux_X86_64 LibreOffice_project/60$Build-1</meta:generator>
    <meta:print-date>2023-10-08T14:14:22.282820377</meta:print-date>
    <meta:printed-by>Archivos PDF</meta:printed-by>
    <meta:document-statistic meta:table-count="0" meta:image-count="0" meta:object-count="0" meta:page-count="1" meta:paragraph-count="5" meta:word-count="113" meta:character-count="667" meta:non-whitespace-character-count="563"/>
  </office:meta>
</office:document-meta>
</file>